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margin-top="0.101cm" fo:margin-bottom="0.101cm" fo:line-height="150%"/>
      <style:text-properties fo:font-size="12pt" fo:language="en" fo:country="US" style:font-size-asian="12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language="en" fo:country="US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 fo:font-weight="bold" style:font-name-asian="Times New Roman" style:font-weight-asian="bold" style:font-name-complex="Times New Roman" style:font-size-complex="14pt" style:font-weight-complex="bold"/>
    </style:style>
    <style:style style:name="T3" style:family="text">
      <style:text-properties fo:language="en" fo:country="US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cm" svg:height="0.9cm" draw:z-index="0"><draw:image xlink:href="../../odt_eng/images/3063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External DLL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1" draw:name="Графический объект2" text:anchor-type="as-char" svg:width="1.91cm" svg:height="1.431cm" draw:z-index="0"><draw:image xlink:href="../../odt_eng/images/3063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3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The unit is a tool for connection of a previously compiled library to the design model. In this case a significant increase in calculation speed is achieved, as well as a possibility to calculate several typical objects on the base of the same algorithm. In addition, the unit permits to perform a calculation by several flows.</text:p>
            <text:p text:style-name="Text_20_body"><text:span text:style-name="Основной_20_шрифт_20_абзаца"><text:span text:style-name="T2">Properties</text:span></text:span>:</text:p>
            <text:list xml:id="list3736545989913718088" text:style-name="L1">
              <text:list-item>
                <text:p text:style-name="P7">Port capacity — the number of input signals applied to a design model (to DLL).</text:p>
              </text:list-item>
              <text:list-item>
                <text:p text:style-name="P6"><text:span text:style-name="Основной_20_шрифт_20_абзаца"><text:span text:style-name="T3">Array of dimensions of outputs — the array in which dimensions of outputs from DLL are indicated.</text:span></text:span></text:p>
              </text:list-item>
              <text:list-item>
                <text:p text:style-name="P7">Names of loadable DLL — the names of pre-compiled DLL that are loaded into the model. One DLL is indicated or in case of several DLLs they are divided by semicolon.</text:p>
              </text:list-item>
              <text:list-item>
                <text:p text:style-name="P7">Names of equipment — the names of equipment (components) that are inserted in inputs/outputs of a DLL scheme. One DLL permits to calculate a lot of objects. The names are separated by semicolons.</text:p>
              </text:list-item>
              <text:list-item>
                <text:p text:style-name="P7">Names of project files for debugging — the names of project files, suitable to downloadable DLL; they are used for debugging (in the process of calculation) of schemes embedded in the DLL.</text:p>
              </text:list-item>
              <text:list-item>
                <text:p text:style-name="P7">To create nonexistent variables on default — to create variables (that do not exist) in the database for calculated equipment (components).</text:p>
              </text:list-item>
              <text:list-item>
                <text:p text:style-name="P6"><text:span text:style-name="Основной_20_шрифт_20_абзаца"><text:span text:style-name="T3">Number of flows — the number of flows, in which the objects (components) of the DLL will be calculated.</text:span>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Внешняя DLL</dc:title>
    <meta:creation-date>2012-02-13T19:11:00</meta:creation-date>
    <dc:date>2012-03-05T19:26:33.53</dc:date>
    <meta:editing-cycles>82</meta:editing-cycles>
    <meta:editing-duration>PT4H3M19S</meta:editing-duration>
    <meta:document-statistic meta:character-count="1344" meta:image-count="2" meta:object-count="0" meta:page-count="1" meta:paragraph-count="14" meta:table-count="1" meta:word-count="238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63.odt/Normal.dotm"/>
  </office:meta>
</office:document-meta>
</file>